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5.681cm"/>
    </style:style>
    <style:style style:name="Table1.B" style:family="table-column">
      <style:table-column-properties style:column-width="10.60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ce12" officeooo:paragraph-rsid="0018ce12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c3877" officeooo:paragraph-rsid="001c3877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ce12" officeooo:paragraph-rsid="0018ce12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2c2f" officeooo:paragraph-rsid="001c2c2f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officeooo:rsid="0018ce12" officeooo:paragraph-rsid="0018ce12"/>
    </style:style>
    <style:style style:name="P9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c2c2f" style:text-blinking="false" fo:background-color="transparent"/>
    </style:style>
    <style:style style:name="P11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2c2f" officeooo:paragraph-rsid="001c2c2f" style:text-blinking="false" fo:background-color="transparent"/>
    </style:style>
    <style:style style:name="T1" style:family="text">
      <style:text-properties fo:font-variant="normal" fo:text-transform="none" fo:color="#ff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a786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officeooo:rsid="0018ce12"/>
    </style:style>
    <style:style style:name="T7" style:family="text">
      <style:text-properties officeooo:rsid="001c2c2f"/>
    </style:style>
    <style:style style:name="T8" style:family="text">
      <style:text-properties officeooo:rsid="001d674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se case</text:p>
          </table:table-cell>
          <table:table-cell table:style-name="Table1.A1" office:value-type="string">
            <text:p text:style-name="P5">Display <text:span text:style-name="T8">C</text:span>ourses</text:p>
          </table:table-cell>
        </table:table-row>
        <table:table-row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5">B1-1</text:p>
          </table:table-cell>
        </table:table-row>
        <table:table-row>
          <table:table-cell table:style-name="Table1.A1" office:value-type="string">
            <text:p text:style-name="P3">Priority</text:p>
          </table:table-cell>
          <table:table-cell table:style-name="Table1.A1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1">Summary</text:p>
          </table:table-cell>
          <table:table-cell table:style-name="Table1.A1" office:value-type="string">
            <text:p text:style-name="P5">Will display all upcoming courses to admin user</text:p>
          </table:table-cell>
        </table:table-row>
        <table:table-row>
          <table:table-cell table:style-name="Table1.A1" office:value-type="string">
            <text:p text:style-name="P2">Primary Actor</text:p>
          </table:table-cell>
          <table:table-cell table:style-name="Table1.A1" office:value-type="string">
            <text:p text:style-name="P5">Admin</text:p>
          </table:table-cell>
        </table:table-row>
        <table:table-row>
          <table:table-cell table:style-name="Table1.A1" office:value-type="string">
            <text:p text:style-name="P2">Secondary Actor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1">Pre-<text:span text:style-name="T6">conditions</text:span></text:p>
          </table:table-cell>
          <table:table-cell table:style-name="Table1.A1" office:value-type="string">
            <text:p text:style-name="P5">Admin has logged in</text:p>
          </table:table-cell>
        </table:table-row>
        <table:table-row>
          <table:table-cell table:style-name="Table1.A1" office:value-type="string">
            <text:p text:style-name="P1">Trigger:</text:p>
          </table:table-cell>
          <table:table-cell table:style-name="Table1.A1" office:value-type="string">
            <text:p text:style-name="P8"><text:span text:style-name="T3">Admin has requested </text:span><text:span text:style-name="T4">courses list</text:span></text:p>
          </table:table-cell>
        </table:table-row>
        <table:table-row>
          <table:table-cell table:style-name="Table1.A1" office:value-type="string">
            <text:p text:style-name="P1">Normal Flow</text:p>
          </table:table-cell>
          <table:table-cell table:style-name="Table1.A1" office:value-type="string">
            <text:list xml:id="list3579150144261566511" text:style-name="L1">
              <text:list-item>
                <text:p text:style-name="P11">Admin is at main post-login page.</text:p>
              </text:list-item>
              <text:list-item>
                <text:p text:style-name="P11">Admin clicks on interface button leading to the overview of all courses.</text:p>
              </text:list-item>
              <text:list-item>
                <text:p text:style-name="P10"><text:span text:style-name="T7">System returns list of all courses, filtered by default to upcoming courses.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7"><text:span text:style-name="T5">Alternate Flow/ Exceptions:</text:span></text:p>
          </table:table-cell>
          <table:table-cell table:style-name="Table1.A1" office:value-type="string">
            <text:p text:style-name="P4">????</text:p>
          </table:table-cell>
        </table:table-row>
        <table:table-row>
          <table:table-cell table:style-name="Table1.A1" office:value-type="string">
            <text:p text:style-name="P1">Post-<text:span text:style-name="T7">conditions</text:span></text:p>
          </table:table-cell>
          <table:table-cell table:style-name="Table1.A1" office:value-type="string">
            <text:p text:style-name="P6">System has retrieved courses list from database and displayed it to Admin</text:p>
          </table:table-cell>
        </table:table-row>
        <table:table-row>
          <table:table-cell table:style-name="Table1.A1" office:value-type="string">
            <text:p text:style-name="P1">Author:</text:p>
          </table:table-cell>
          <table:table-cell table:style-name="Table1.A1" office:value-type="string">
            <text:p text:style-name="P6">Kasper Holtz Uhre</text:p>
          </table:table-cell>
        </table:table-row>
        <table:table-row>
          <table:table-cell table:style-name="Table1.A1" office:value-type="string">
            <text:p text:style-name="P1">Revision</text:p>
          </table:table-cell>
          <table:table-cell table:style-name="Table1.A1" office:value-type="string">
            <text:p text:style-name="P4">v<text:span text:style-name="T7">1</text:span></text:p>
          </table:table-cell>
        </table:table-row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4">2017/<text:span text:style-name="T7">10/30</text:span>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9:30:56.513000000</meta:creation-date>
    <dc:date>2017-10-30T22:15:14.306000000</dc:date>
    <meta:editing-duration>PT1H9M58S</meta:editing-duration>
    <meta:editing-cycles>2</meta:editing-cycles>
    <meta:generator>LibreOffice/5.0.4.2$Windows_x86 LibreOffice_project/2b9802c1994aa0b7dc6079e128979269cf95bc78</meta:generator>
    <meta:document-statistic meta:table-count="1" meta:image-count="0" meta:object-count="0" meta:page-count="1" meta:paragraph-count="30" meta:word-count="93" meta:character-count="564" meta:non-whitespace-character-count="502"/>
  </office:meta>
</office:document-meta>
</file>